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3" style:family="paragraph" style:parent-style-name="Standard">
      <style:text-properties fo:font-style="italic" style:text-underline-style="solid" style:text-underline-width="auto" style:text-underline-color="font-color" style:font-style-asian="italic" style:font-style-complex="italic"/>
    </style:style>
    <style:style style:name="P4" style:family="paragraph" style:parent-style-name="Standard">
      <style:text-properties fo:font-size="13pt" style:text-underline-style="solid" style:text-underline-width="auto" style:text-underline-color="font-color" style:font-size-asian="13pt" style:font-size-complex="13pt"/>
    </style:style>
    <style:style style:name="T1" style:family="text">
      <style:text-properties fo:color="#000000"/>
    </style:style>
    <style:style style:name="T2" style:family="text">
      <style:text-properties fo:color="#800000"/>
    </style:style>
    <style:style style:name="T3" style:family="text">
      <style:text-properties fo:color="#000080"/>
    </style:style>
    <style:style style:name="T4"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D – „Sound Interface Device“</text:p>
      <text:p text:style-name="P1">von Thorsten Kattanek (C) 2012</text:p>
      <text:p text:style-name="Standard"/>
      <text:p text:style-name="P4">Der Oszillator oder auch Wellengeneraor</text:p>
      <text:p text:style-name="Standard"/>
      <text:p text:style-name="Standard">Diese Einheit erzeugt die verschiedenen Wellenformen des SID. Die Standard Wellen sind Dreieck, Sägezahn, Rechteck und Rauschen. Für die Erzeugung der Wellen werden noch 2 weitere Parameter</text:p>
      <text:p text:style-name="Standard">benötigt. Zum einen die Frequenz die der Tonhöhe entspricht, und zum anderen wird noch für den Rechtecktyp die Pulsweite benötigt. Der Oszillator kümmert sich nicht um die Lautstärke, er gibt immer alles mit maximaler Amplitude aus. Schauen wir uns nun an wie im einzelnen der SID die verschiedenen Wellenformen erzeugt.</text:p>
      <text:p text:style-name="Standard"/>
      <text:p text:style-name="Standard">Das Herzstück des Oszillator ist ein 24 Bit Register welches pro Zyklus mit dem Inhalt des 16Bit Frequenzregisters addiert wird. Die Addition wird wirklich in jedem Zyklus gemacht. Wir nennen das Register ein mal FREQ_COUNTER. Als Hilfregister kommt noch ein FLAG zum Einsatz welches Anzeigt ob das MSB vom FREQ_COUNTER gesetzt ist. Wir nennen es mal FREQ_COUNTER_MSB.</text:p>
      <text:p text:style-name="Standard"/>
      <text:p text:style-name="P4">Sägezahn</text:p>
      <text:p text:style-name="Standard">Die Sägezahnwelle erhält man, wenn man vom FREQ_COUNTER die oberen 12Bit nimmt.</text:p>
      <text:p text:style-name="Standard">Also FREQ_COUNTER um 12Bit nach rechts schiebt.</text:p>
      <text:p text:style-name="Standard"/>
      <text:p text:style-name="Standard">C++ Code:<text:tab/>FREQ_COUNTER&gt;&gt;12;</text:p>
      <text:p text:style-name="Standard"/>
      <text:p text:style-name="P4">Dreieck</text:p>
      <text:p text:style-name="P3">FREQ_COUNTER_MSB ist <text:span text:style-name="T4">gelöscht</text:span>:</text:p>
      <text:p text:style-name="Standard"><text:tab/>FREQ_COUNTER um 11Bit nach rechts schieben und mit 0xFFF AND verknüpfrn und die <text:tab/>unteren 12Bit verwenden.</text:p>
      <text:p text:style-name="Standard">C++ Code:<text:tab/>(<text:span text:style-name="T1">FREQ_COUNTER&gt;&gt;11)&amp;0xFFF;</text:span></text:p>
      <text:p text:style-name="Standard"><text:span text:style-name="T1"/></text:p>
      <text:p text:style-name="P3">FREQ_COUNTER_MSB ist <text:span text:style-name="T4">gesetzt</text:span>:</text:p>
      <text:p text:style-name="Standard"><text:tab/>FREQ_COUNTER invertieren 11Bit nach rechts schieben und mit 0xFFF AND verknüpfen <text:tab/>und die unteren 12Bit verwenden.</text:p>
      <text:p text:style-name="Standard">C++ Code:<text:tab/>(~<text:span text:style-name="T1">FREQ_COUNTER&gt;&gt;11)&amp;0xFF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rsten Kattanek</meta:initial-creator>
    <meta:creation-date>2012-12-27T16:40:02</meta:creation-date>
    <dc:date>2012-12-28T00:34:22</dc:date>
    <dc:creator>Thorsten Kattanek</dc:creator>
    <meta:editing-duration>PT7H52M17S</meta:editing-duration>
    <meta:editing-cycles>14</meta:editing-cycles>
    <meta:generator>LibreOffice/3.5$Linux_X86_64 LibreOffice_project/350m1$Build-413</meta:generator>
    <meta:document-statistic meta:table-count="0" meta:image-count="0" meta:object-count="0" meta:page-count="1" meta:paragraph-count="17" meta:word-count="217" meta:character-count="1495" meta:non-whitespace-character-count="1291"/>
  </office:meta>
</office:document-meta>
</file>